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85bd8"/>
    </style:style>
    <style:style style:name="P2" style:family="paragraph" style:parent-style-name="Standard">
      <style:text-properties fo:font-size="18pt" fo:font-weight="bold" officeooo:paragraph-rsid="00198bd4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officeooo:paragraph-rsid="00198bd4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paragraph-rsid="00198bd4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officeooo:paragraph-rsid="001c29cf"/>
    </style:style>
    <style:style style:name="P6" style:family="paragraph" style:parent-style-name="Standard">
      <style:text-properties officeooo:paragraph-rsid="001c29cf"/>
    </style:style>
    <style:style style:name="P7" style:family="paragraph" style:parent-style-name="Standard">
      <style:text-properties officeooo:paragraph-rsid="001dcce9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dcce9"/>
    </style:style>
    <style:style style:name="P9" style:family="paragraph" style:parent-style-name="Standard" style:list-style-name="L3">
      <style:text-properties officeooo:paragraph-rsid="001dcce9"/>
    </style:style>
    <style:style style:name="T1" style:family="text">
      <style:text-properties officeooo:rsid="00185bd8"/>
    </style:style>
    <style:style style:name="T2" style:family="text">
      <style:text-properties officeooo:rsid="00198bd4"/>
    </style:style>
    <style:style style:name="T3" style:family="text">
      <style:text-properties officeooo:rsid="001a2fda"/>
    </style:style>
    <style:style style:name="T4" style:family="text">
      <style:text-properties fo:font-size="12pt" fo:font-weight="normal" officeooo:rsid="001c29cf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a2fd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dcce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ecb9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0ac2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1b6fc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3b18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63c3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917e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a7acb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solid" style:text-underline-width="auto" style:text-underline-color="font-color" fo:font-weight="normal" officeooo:rsid="001dcce9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officeooo:rsid="001a2fda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1dcce9" style:font-size-asian="10.5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0ac26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1b6fc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Три типа психического отражения</text:span></text:p>
      <text:p text:style-name="P1"><text:span text:style-name="T1">1) познание</text:span></text:p>
      <text:p text:style-name="P1"><text:span text:style-name="T1">2) эмоции</text:span></text:p>
      <text:p text:style-name="P1"><text:span text:style-name="T1">3) потребностно-мотивационная(побудительная) сфера</text:span></text:p>
      <text:p text:style-name="P1"><text:span text:style-name="T1"/></text:p>
      <text:p text:style-name="P2"><text:span text:style-name="T2">Познание</text:span></text:p>
      <text:p text:style-name="P3"><text:span text:style-name="T2">Познавательная деятельность — отражение в сознании объективного мира и его закономерностей.</text:span></text:p>
      <text:p text:style-name="P3"><text:span text:style-name="T2">Уровни познания:</text:span></text:p>
      <text:list xml:id="list1462550679" text:style-name="L1">
        <text:list-item>
          <text:p text:style-name="P4"><text:span text:style-name="T2">чувственное познание</text:span><text:span text:style-name="T3">(образное)</text:span></text:p>
        </text:list-item>
        <text:list-item>
          <text:p text:style-name="P4"><text:span text:style-name="T3">Логическое познание (смысловое)</text:span></text:p>
        </text:list-item>
      </text:list>
      <text:p text:style-name="P3"><text:span text:style-name="T3">Процессы познания:</text:span></text:p>
      <text:list xml:id="list1340200715" text:style-name="L2">
        <text:list-item>
          <text:p text:style-name="P5"><text:span text:style-name="T4">ощущение</text:span><text:span text:style-name="T5"> </text:span></text:p>
        </text:list-item>
        <text:list-item>
          <text:p text:style-name="P5"><text:span text:style-name="T5">восприятие </text:span></text:p>
        </text:list-item>
        <text:list-item>
          <text:p text:style-name="P5"><text:span text:style-name="T5">воображение </text:span></text:p>
        </text:list-item>
        <text:list-item>
          <text:p text:style-name="P5"><text:span text:style-name="T5">память </text:span></text:p>
        </text:list-item>
        <text:list-item>
          <text:p text:style-name="P5"><text:span text:style-name="T5">внимание </text:span></text:p>
        </text:list-item>
        <text:list-item>
          <text:p text:style-name="P5"><text:span text:style-name="T5">мышление</text:span></text:p>
        </text:list-item>
      </text:list>
      <text:p text:style-name="P6"><text:span text:style-name="T15">Ощущение</text:span><text:span text:style-name="T6">(сенсорика) — Это отражение </text:span><text:span text:style-name="T14">отдельных свойств предметов</text:span><text:span text:style-name="T6">, непосредственно воздействующих на наши органы чувств</text:span></text:p>
      <text:p text:style-name="P7"><text:span text:style-name="T6">S → ОЧ(рецепторы) → <text:s/>ГМ</text:span><text:span text:style-name="T7">(головной мозг)</text:span><text:span text:style-name="T6"> → ОЩ</text:span></text:p>
      <text:p text:style-name="P8"><text:span text:style-name="T6">Восприятие</text:span><text:span text:style-name="T16"> —</text:span><text:span text:style-name="T17"> это целостное отражение предметов и явлений объективного мира при их непосредственном воздействии в данный момент <text:s/>на органы чувств.</text:span></text:p>
      <text:p text:style-name="P8"><text:span text:style-name="T17"/></text:p>
      <text:p text:style-name="P8"><text:span text:style-name="T8">Воображение</text:span><text:span text:style-name="T17"> —</text:span><text:span text:style-name="T18"> это психический процесс создания новых образов на основе ранее воспринятых.</text:span></text:p>
      <text:p text:style-name="P8"><text:span text:style-name="T18"/></text:p>
      <text:p text:style-name="P7"><text:span text:style-name="T6">Логи</text:span><text:span text:style-name="T9">ческое познание <text:s/>- отражение закономерностей и скрытых связей окружающего мира.</text:span></text:p>
      <text:p text:style-name="P7"><text:span text:style-name="T9">Мышление — наиболее обобщенная и опосредованная форма психического отражения, устанавливающая связи и отношения между познаваемыми объектами.</text:span></text:p>
      <text:p text:style-name="P7"><text:span text:style-name="T10"/></text:p>
      <text:p text:style-name="P7"><text:span text:style-name="T10">Внимание —</text:span><text:span text:style-name="T11"> направленность и сосредоточенность сознания человека на определенных объектах при одновременном отвлечении от других.</text:span></text:p>
      <text:p text:style-name="P7"><text:span text:style-name="T11">Фокус внимания —</text:span><text:span text:style-name="T12"> ощущения на которые сконцентрировано внимание</text:span></text:p>
      <text:p text:style-name="P7"><text:span text:style-name="T12">Периферия</text:span><text:span text:style-name="T11"> внимания —</text:span><text:span text:style-name="T12"> то, на чём не сконцентрировано внимание.</text:span></text:p>
      <text:p text:style-name="P7"><text:span text:style-name="T12"/></text:p>
      <text:p text:style-name="P7"><text:span text:style-name="T12">Память —</text:span><text:span text:style-name="T13"> процесс запоминания, сохранения, воспроизведения и забывания опыта.</text:span></text:p>
      <text:p text:style-name="P7"><text:span text:style-name="T13">Процессы памяти:</text:span></text:p>
      <text:list xml:id="list1201467485" text:style-name="L3">
        <text:list-item>
          <text:p text:style-name="P9"><text:span text:style-name="T13">Запоминание</text:span></text:p>
        </text:list-item>
        <text:list-item>
          <text:p text:style-name="P9"><text:span text:style-name="T13">Сохранение</text:span></text:p>
        </text:list-item>
        <text:list-item>
          <text:p text:style-name="P9"><text:span text:style-name="T13">Воспроизведение</text:span></text:p>
        </text:list-item>
        <text:list-item>
          <text:p text:style-name="P9"><text:span text:style-name="T13">Забывани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9:08:53</meta:creation-date>
    <meta:generator>LibreOffice/3.6$MacOSX_x86 LibreOffice_project/e29a214-2bbed72-0621de6-a97528c-8f066d</meta:generator>
    <dc:date>2012-10-17T10:20:44</dc:date>
    <meta:editing-duration>PT59M59S</meta:editing-duration>
    <meta:editing-cycles>13</meta:editing-cycles>
    <meta:document-statistic meta:table-count="0" meta:image-count="0" meta:object-count="0" meta:page-count="1" meta:paragraph-count="31" meta:word-count="176" meta:character-count="1381" meta:non-whitespace-character-count="1240"/>
  </office:meta>
</office:document-meta>
</file>